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draw:fill-color="#939393" draw:textarea-horizontal-align="justify" draw:textarea-vertical-align="middle" draw:auto-grow-height="false" fo:min-height="1.31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4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1.753cm" fo:min-width="1.503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8cm"/>
    </style:style>
    <style:style style:name="gr7" style:family="graphic" style:parent-style-name="objectwithoutfill">
      <style:graphic-properties svg:stroke-width="0.035cm" svg:stroke-color="#00c462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39393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5" style:family="paragraph">
      <loext:graphic-properties draw:fill="none" draw:fill-color="#ffffff"/>
      <style:text-properties fo:color="#00c462"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00c462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92cm" svg:y1="2.774cm" svg:x2="1.892cm" svg:y2="7.929cm">
          <text:p/>
        </draw:line>
        <draw:line draw:style-name="gr1" draw:text-style-name="P1" draw:layer="layout" svg:x1="1.892cm" svg:y1="2.774cm" svg:x2="7.993cm" svg:y2="2.773cm">
          <text:p/>
        </draw:line>
        <draw:custom-shape draw:style-name="gr2" draw:text-style-name="P2" draw:layer="layout" svg:width="1.653cm" svg:height="1.566cm" svg:x="3.584cm" svg:y="3.9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21cm" svg:y1="4.691cm" svg:x2="7.501cm" svg:y2="4.691cm">
          <text:p/>
        </draw:line>
        <draw:frame draw:style-name="gr3" draw:text-style-name="P3" draw:layer="layout" svg:width="0.82cm" svg:height="0.962cm" svg:x="8.235cm" svg:y="2.398cm">
          <draw:text-box>
            <text:p>x</text:p>
          </draw:text-box>
        </draw:frame>
        <draw:frame draw:style-name="gr3" draw:text-style-name="P3" draw:layer="layout" svg:width="0.82cm" svg:height="0.962cm" svg:x="1.511cm" svg:y="7.954cm">
          <draw:text-box>
            <text:p>z</text:p>
          </draw:text-box>
        </draw:frame>
        <draw:custom-shape draw:style-name="gr4" draw:text-style-name="P1" draw:layer="layout" svg:width="2.831cm" svg:height="2.831cm" svg:x="2.913cm" svg:y="3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109cm" svg:height="0.355cm" draw:transform="rotate (2.32495309658165) translate (5.744cm 4.683cm)" svg:viewBox="0 0 1110 356" svg:d="M0 0c0 0 478 431 1110 345">
          <text:p/>
        </draw:path>
        <draw:frame draw:style-name="gr6" draw:text-style-name="P4" draw:layer="layout" svg:width="3.533cm" svg:height="0.806cm" svg:x="5.86cm" svg:y="3.381cm">
          <draw:text-box>
            <text:p><text:span text:style-name="T1">right = +angle</text:span></text:p>
          </draw:text-box>
        </draw:frame>
        <draw:path draw:style-name="gr7" draw:text-style-name="P1" draw:layer="layout" svg:width="1.079cm" svg:height="0.424cm" draw:transform="rotate (0.817337688708944) translate (5.00832296744101cm 5.48543697107945cm)" svg:viewBox="0 0 1080 425" svg:d="M1080 0c0 0-481 457-1080 423">
          <text:p/>
        </draw:path>
        <draw:frame draw:style-name="gr8" draw:text-style-name="P5" draw:layer="layout" svg:width="3.275cm" svg:height="0.806cm" svg:x="5.908cm" svg:y="5.191cm">
          <draw:text-box>
            <text:p><text:span text:style-name="T2">Left = -angle</text:span></text:p>
          </draw:text-box>
        </draw:frame>
        <draw:frame draw:style-name="gr9" draw:text-style-name="P6" draw:layer="layout" svg:width="4.329cm" svg:height="0.806cm" svg:x="7.371cm" svg:y="4.296cm">
          <draw:text-box>
            <text:p><text:span text:style-name="T3">Forward direction</text:span></text:p>
          </draw:text-box>
        </draw:frame>
        <draw:frame draw:style-name="gr10" draw:text-style-name="P3" draw:layer="layout" svg:width="1.806cm" svg:height="0.962cm" svg:x="1.193cm" svg:y="1.791cm">
          <draw:text-box>
            <text:p>(0,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9:39:03.408881918</meta:creation-date>
    <dc:date>2020-05-04T20:45:18.153529430</dc:date>
    <meta:editing-duration>PT59S</meta:editing-duration>
    <meta:editing-cycles>2</meta:editing-cycles>
    <meta:generator>LibreOffice/6.0.7.3$Linux_X86_64 LibreOffice_project/00m0$Build-3</meta:generator>
    <meta:document-statistic meta:object-count="13"/>
  </office:meta>
</office:document-meta>
</file>